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5cm" fo:min-width="4.6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3.05cm" fo:min-width="4.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5.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25cm" fo:min-width="5.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34cm" svg:height="0.962cm" svg:x="3cm" svg:y="3.4cm">
          <draw:text-box>
            <text:p>user</text:p>
          </draw:text-box>
        </draw:frame>
        <draw:custom-shape draw:style-name="gr2" draw:text-style-name="P2" draw:layer="layout" svg:width="5.1cm" svg:height="2.9cm" svg:x="1.8cm" svg:y="8.2cm">
          <text:p text:style-name="P2">Web brows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2cm" svg:y1="4.6cm" svg:x2="3.2cm" svg:y2="8cm">
          <text:p/>
        </draw:line>
        <draw:custom-shape draw:style-name="gr4" draw:text-style-name="P2" draw:layer="layout" svg:width="5.3cm" svg:height="3.3cm" svg:x="2.3cm" svg:y="16.5cm">
          <text:p text:style-name="P2">Websit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2cm" svg:y1="11.2cm" svg:x2="4.2cm" svg:y2="16.4cm">
          <text:p/>
        </draw:line>
        <draw:custom-shape draw:style-name="gr5" draw:text-style-name="P2" draw:layer="layout" svg:width="5.8cm" svg:height="3cm" svg:x="12.4cm" svg:y="8.5cm">
          <text:p text:style-name="P2">DNS Server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5.7cm" svg:height="3.5cm" svg:x="12.9cm" svg:y="16.7cm">
          <text:p text:style-name="P2">Main Serv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cm" svg:y1="9.2cm" svg:x2="12cm" svg:y2="9.2cm">
          <text:p/>
        </draw:line>
        <draw:line draw:style-name="gr3" draw:text-style-name="P3" draw:layer="layout" svg:x1="17.4cm" svg:y1="11.8cm" svg:x2="17.4cm" svg:y2="16.5cm">
          <text:p/>
        </draw:line>
        <draw:connector draw:style-name="gr3" draw:text-style-name="P3" draw:layer="layout" svg:x1="12.9cm" svg:y1="18.45cm" svg:x2="7.08cm" svg:y2="10.993cm" draw:start-shape="id1" svg:d="M12900 18450h-3160v-7457h-2660" svg:viewBox="0 0 5821 7458">
          <text:p/>
        </draw:connector>
        <draw:frame draw:style-name="gr1" draw:text-style-name="P1" draw:layer="layout" svg:width="2.614cm" svg:height="0.962cm" svg:x="7.9cm" svg:y="8.138cm">
          <draw:text-box>
            <text:p>request</text:p>
          </draw:text-box>
        </draw:frame>
        <draw:frame draw:style-name="gr7" draw:text-style-name="P1" draw:layer="layout" svg:width="0.502cm" svg:height="0.962cm" svg:x="15cm" svg:y="13.3cm">
          <draw:text-box>
            <text:p/>
          </draw:text-box>
        </draw:frame>
        <draw:frame draw:style-name="gr1" draw:text-style-name="P1" draw:layer="layout" svg:width="2.614cm" svg:height="0.962cm" svg:x="14.6cm" svg:y="13.4cm">
          <draw:text-box>
            <text:p>request</text:p>
          </draw:text-box>
        </draw:frame>
        <draw:frame draw:style-name="gr1" draw:text-style-name="P1" draw:layer="layout" svg:width="3.106cm" svg:height="0.962cm" svg:x="7cm" svg:y="13.5cm">
          <draw:text-box>
            <text:p>response</text:p>
          </draw:text-box>
        </draw:frame>
        <draw:line draw:style-name="gr3" draw:text-style-name="P3" draw:layer="layout" svg:x1="4.5cm" svg:y1="8.3cm" svg:x2="4.5cm" svg:y2="4.8cm">
          <text:p/>
        </draw:line>
        <draw:frame draw:style-name="gr1" draw:text-style-name="P1" draw:layer="layout" svg:width="3.106cm" svg:height="0.962cm" svg:x="4.594cm" svg:y="6.038cm">
          <draw:text-box>
            <text:p>respons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15:02:57.714140191</meta:creation-date>
    <dc:date>2021-08-31T15:13:30.806095006</dc:date>
    <meta:editing-duration>PT13S</meta:editing-duration>
    <meta:editing-cycles>1</meta:editing-cycles>
    <meta:document-statistic meta:object-count="16"/>
    <meta:generator>LibreOffice/6.4.7.2$Linux_X86_64 LibreOffice_project/40$Build-2</meta:generator>
  </office:meta>
</office:document-meta>
</file>